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'Lucida Grande', 'Segoe UI', Helvetica, Verdana, sans-serif"/>
    <style:font-face style:name="Arial1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948" officeooo:paragraph-rsid="000a3948"/>
    </style:style>
    <style:style style:name="P2" style:family="paragraph" style:parent-style-name="Heading_20_2">
      <style:text-properties fo:font-variant="normal" fo:text-transform="none" fo:color="#333333" loext:opacity="100%" fo:font-size="15pt" fo:letter-spacing="normal" fo:font-style="normal" fo:font-weight="normal" officeooo:rsid="000a3948" officeooo:paragraph-rsid="000a3948"/>
    </style:style>
    <style:style style:name="P3" style:family="paragraph" style:parent-style-name="Standard">
      <style:text-properties officeooo:rsid="000a3948" officeooo:paragraph-rsid="000a3948"/>
    </style:style>
    <style:style style:name="P4" style:family="paragraph" style:parent-style-name="Text_20_body">
      <style:paragraph-properties fo:margin-left="0cm" fo:margin-right="0cm" fo:margin-top="0cm" fo:margin-bottom="0.176cm" style:contextual-spacing="false" fo:text-align="start" style:justify-single-word="false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176cm" style:contextual-spacing="false" fo:text-align="start" style:justify-single-word="false" fo:orphans="2" fo:widows="2" fo:text-indent="0cm" style:auto-text-indent="false"/>
      <style:text-properties fo:font-variant="normal" fo:text-transform="none" fo:letter-spacing="normal" fo:font-style="normal" fo:font-weight="bold"/>
    </style:style>
    <style:style style:name="P6" style:family="paragraph" style:parent-style-name="Text_20_body">
      <style:paragraph-properties fo:margin-left="0cm" fo:margin-right="0cm" fo:margin-top="0cm" fo:margin-bottom="0.176cm" style:contextual-spacing="false" fo:text-align="start" style:justify-single-word="false" fo:orphans="2" fo:widows="2" fo:text-indent="0cm" style:auto-text-indent="false"/>
      <style:text-properties fo:font-variant="normal" fo:text-transform="none" fo:letter-spacing="normal"/>
    </style:style>
    <style:style style:name="P7" style:family="paragraph" style:parent-style-name="Text_20_body">
      <style:paragraph-properties fo:margin-left="0cm" fo:margin-right="0cm" fo:margin-top="0cm" fo:margin-bottom="0.176cm" style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0b4c9c"/>
    </style:style>
    <style:style style:name="T2" style:family="text">
      <style:text-properties officeooo:rsid="000b9eb4"/>
    </style:style>
    <style:style style:name="T3" style:family="text">
      <style:text-properties officeooo:rsid="000c238a"/>
    </style:style>
    <style:style style:name="T4" style:family="text">
      <style:text-properties fo:font-style="normal" fo:font-weight="normal"/>
    </style:style>
    <style:style style:name="T5" style:family="text">
      <style:text-properties fo:color="#222222" loext:opacity="100%" style:font-name="Arial" fo:font-size="6pt" fo:background-color="#ffffff" loext:char-shading-value="0"/>
    </style:style>
    <style:style style:name="T6" style:family="text">
      <style:text-properties fo:font-variant="normal" fo:text-transform="none" fo:color="#333333" loext:opacity="100%" style:font-name="Arial" fo:font-size="6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dé en <text:span text:style-name="T1">1:</text:span><text:span text:style-name="T3">26:28</text:span><text:span text:style-name="T1"> I think buysell, </text:span><text:span text:style-name="T2">I just finished navbar and hero sections</text:span></text:p>
      <text:p text:style-name="P1"/>
      <text:h text:style-name="P2" text:outline-level="2">PVC Banners</text:h>
      <text:p text:style-name="P4">Get your message across loud and clear with strong, hardwearing PVC Banners. We use tear resistant and waterproof 440gsm PVC to ensure long-lasting communication, printed in high resolution.</text:p>
      <text:p text:style-name="P6">• <text:span text:style-name="T4">Hardwearing, tear-resistant 440gsm PVC<text:line-break/>• With eyelets for ease of hanging<text:line-break/>• Weatherproof and waterproof<text:line-break/>• Suitable for indoor and outdoor use</text:span></text:p>
      <text:p text:style-name="P5">Size One Metre Long and 70cm High</text:p>
      <text:p text:style-name="P4"><text:span text:style-name="T5">Great for sporting events or registration banners, school fete or church banners or any outdoor adertising banners.</text:span><text:line-break/><text:span text:style-name="T5">Ideally viewwed from a distance of 2m+</text:span></text:p>
      <text:p text:style-name="P7"><text:span text:style-name="Strong_20_Emphasis"><text:span text:style-name="T6">Please email us with your printing requirements and we will get back to you with a digital proof for your approval</text:span></text:span><text:span text:style-name="T6">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'Helvetica Neue', 'Lucida Grande', 'Segoe UI', Helvetica, Verdana, sans-serif"/>
    <style:font-face style:name="Arial1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5T12:50:48.342000000</dc:date>
    <meta:editing-duration>PT21M5S</meta:editing-duration>
    <meta:editing-cycles>5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7" meta:word-count="118" meta:character-count="720" meta:non-whitespace-character-count="609"/>
  </office:meta>
</office:document-meta>
</file>